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style:keep-together="false" fo:keep-together="always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style:keep-together="false" fo:keep-together="always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6" style:family="table-row">
      <style:table-row-properties style:keep-together="false"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8" style:family="table-row">
      <style:table-row-properties style:keep-together="false" fo:keep-together="always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style:keep-together="false" fo:keep-together="always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style:keep-together="false" fo:keep-together="always"/>
    </style:style>
    <style:style style:name="Table1.A11" style:family="table-cell">
      <style:table-cell-properties style:vertical-align="middle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style:keep-together="false" fo:keep-together="always"/>
    </style:style>
    <style:style style:name="Table1.A12" style:family="table-cell">
      <style:table-cell-properties style:vertical-align="middle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style:keep-together="false"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style:keep-together="false"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style:keep-together="false" fo:keep-together="always"/>
    </style:style>
    <style:style style:name="Table1.A15" style:family="table-cell">
      <style:table-cell-properties style:vertical-align="middle" fo:padding="0.0382in" fo:border="none"/>
    </style:style>
    <style:style style:name="Table1.B15" style:family="table-cell">
      <style:table-cell-properties fo:padding="0.0382in" fo:border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style:keep-together="false"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style:keep-together="false"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style:keep-together="false"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style:keep-together="false"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style:keep-together="false"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style:keep-together="false"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style:keep-together="false"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style:keep-together="false"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style:keep-together="false"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style:keep-together="false"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style:keep-together="false"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style:keep-together="false" fo:keep-together="always"/>
    </style:style>
    <style:style style:name="Table1.A29" style:family="table-cell">
      <style:table-cell-properties style:vertical-align="" fo:padding="0.0382in" fo:border-left="none" fo:border-right="0.05pt solid #000000" fo:border-top="none" fo:border-bottom="none"/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style:keep-together="false" fo:keep-together="always"/>
    </style:style>
    <style:style style:name="Table1.A30" style:family="table-cell">
      <style:table-cell-properties style:vertical-align="middle" fo:padding="0.0382in" fo:border="none"/>
    </style:style>
    <style:style style:name="Table1.B30" style:family="table-cell">
      <style:table-cell-properties fo:padding="0.0382in" fo:border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none"/>
    </style:style>
    <style:style style:name="Table1.32" style:family="table-row">
      <style:table-row-properties style:keep-together="false"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style:keep-together="false" fo:keep-together="always"/>
    </style:style>
    <style:style style:name="Table1.A34" style:family="table-cell">
      <style:table-cell-properties style:vertical-align="middle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style:keep-together="false" fo:keep-together="always"/>
    </style:style>
    <style:style style:name="Table1.A35" style:family="table-cell">
      <style:table-cell-properties style:vertical-align="middle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style:keep-together="false" fo:keep-together="always"/>
    </style:style>
    <style:style style:name="Table1.A36" style:family="table-cell">
      <style:table-cell-properties style:vertical-align="middle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style:text-underline-style="none"/>
    </style:style>
    <style:style style:name="T4" style:family="text">
      <style:text-properties style:font-name="Georgia"/>
    </style:style>
    <style:style style:name="T5" style:family="text">
      <style:text-properties style:font-name="Georgia" fo:font-size="12pt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lexei Znamensky</text:p>
      <text:p text:style-name="P25"><text:span text:style-name="T1">Curriculum Vit</text:span><text:span text:style-name="T1">æ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ntato</text:p>
          </table:table-cell>
          <table:table-cell table:style-name="Table1.B36" office:value-type="string">
            <text:p text:style-name="P6"/>
          </table:table-cell>
        </table:table-row>
        <table:table-row table:style-name="Table1.2">
          <table:table-cell table:style-name="Table1.A36" office:value-type="string">
            <text:p text:style-name="P4">CPF</text:p>
          </table:table-cell>
          <table:table-cell table:style-name="Table1.B36" office:value-type="string">
            <text:p text:style-name="P6">245.686.908-70</text:p>
          </table:table-cell>
        </table:table-row>
        <table:table-row table:style-name="Table1.3">
          <table:table-cell table:style-name="Table1.A36" office:value-type="string">
            <text:p text:style-name="P4">Residência</text:p>
          </table:table-cell>
          <table:table-cell table:style-name="Table1.B36" office:value-type="string">
            <text:p text:style-name="P7">Av. Portugal, 676 ap. 51 – Brooklin Paulista</text:p>
            <text:p text:style-name="P7">04559-001 São Paulo – SP</text:p>
          </table:table-cell>
        </table:table-row>
        <table:table-row table:style-name="Table1.4">
          <table:table-cell table:style-name="Table1.A36" office:value-type="string">
            <text:p text:style-name="P4">Telefone Residencial</text:p>
          </table:table-cell>
          <table:table-cell table:style-name="Table1.B36" office:value-type="string">
            <text:p text:style-name="P6">+55 11 3569 2993</text:p>
          </table:table-cell>
        </table:table-row>
        <table:table-row table:style-name="Table1.5">
          <table:table-cell table:style-name="Table1.A36" office:value-type="string">
            <text:p text:style-name="P4">Telefone Celular</text:p>
          </table:table-cell>
          <table:table-cell table:style-name="Table1.B36" office:value-type="string">
            <text:p text:style-name="P6">+55 11 8978 7374</text:p>
          </table:table-cell>
        </table:table-row>
        <table:table-row table:style-name="Table1.6">
          <table:table-cell table:style-name="Table1.A36" office:value-type="string">
            <text:p text:style-name="P4">E-mail</text:p>
          </table:table-cell>
          <table:table-cell table:style-name="Table1.B36" office:value-type="string">
            <text:p text:style-name="P6"><text:a xlink:type="simple" xlink:href="mailto:russoz@gmail.com">russoz@gmail.com</text:a></text:p>
          </table:table-cell>
        </table:table-row>
        <table:table-row table:style-name="Table1.1">
          <table:table-cell table:style-name="Table1.A36" office:value-type="string">
            <text:p text:style-name="P4">LinkedIn</text:p>
          </table:table-cell>
          <table:table-cell table:style-name="Table1.B7" office:value-type="string">
            <text:p text:style-name="P6"><text:a xlink:type="simple" xlink:href="http://goo.gl/PKELl">http://goo.gl/PKELl</text:a></text:p>
          </table:table-cell>
        </table:table-row>
        <table:table-row table:style-name="Table1.8">
          <table:table-cell table:style-name="Table1.A36" office:value-type="string">
            <text:p text:style-name="P1"/>
          </table:table-cell>
          <table:table-cell table:style-name="Table1.B32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Competências</text:p>
          </table:table-cell>
          <table:table-cell table:style-name="Table1.B36" office:value-type="string">
            <text:p text:style-name="P6"/>
          </table:table-cell>
        </table:table-row>
        <table:table-row table:style-name="Table1.10">
          <table:table-cell table:style-name="Table1.A36" office:value-type="string">
            <text:p text:style-name="P4">Administração de Sistemas </text:p>
          </table:table-cell>
          <table:table-cell table:style-name="Table1.B36" office:value-type="string">
            <text:p text:style-name="P6">Experiência em administração Unix/Linux desde 1995</text:p>
            <text:p text:style-name="P6">Instalação, configuração e administração de</text:p>
            <text:p text:style-name="P6">● IBM Business Process Manager v7.5.1</text:p>
            <text:p text:style-name="P6">● WebSphere Application Server v5.x, v6.x &amp; v7</text:p>
            <text:p text:style-name="P6">● WebSphere Portal Server v6.0 e v6.1</text:p>
            <text:p text:style-name="P6">● IBM DB2 Enterprise Server v8 e v9.x em Unix/Linux</text:p>
            <text:p text:style-name="P6">Experiência em levantamento e ajuste de desempenho</text:p>
          </table:table-cell>
        </table:table-row>
        <table:table-row table:style-name="Table1.11">
          <table:table-cell table:style-name="Table1.A36" office:value-type="string">
            <text:p text:style-name="P4">Gerenciamento de Equipe</text:p>
          </table:table-cell>
          <table:table-cell table:style-name="Table1.B36" office:value-type="string">
            <text:p text:style-name="P6">2 anos de experiência em gerenciamento de área</text:p>
            <text:p text:style-name="P6">Espírito de liderança e trabalho em equipe</text:p>
          </table:table-cell>
        </table:table-row>
        <table:table-row table:style-name="Table1.12">
          <table:table-cell table:style-name="Table1.A36" office:value-type="string">
            <text:p text:style-name="P4">Desenvolvimento</text:p>
          </table:table-cell>
          <table:table-cell table:style-name="Table1.B36" office:value-type="string">
            <text:p text:style-name="P23">Sólida base em Orientação a Objetos</text:p>
            <text:p text:style-name="P6">Experiência com a plataforma Java 2 desde 1999</text:p>
            <text:p text:style-name="P6">Plataforma J2EE: 4 anos de experiência,</text:p>
            <text:p text:style-name="P6">Componentes, Design-Patterns</text:p>
            <text:p text:style-name="P6">Experiência em ferramentas de SCM: CVS, Rational</text:p>
            <text:p text:style-name="P6">ClearCase &amp; Rational ClearQuest</text:p>
            <text:p text:style-name="P6">Experiência em ferramenta MDA</text:p>
          </table:table-cell>
        </table:table-row>
        <table:table-row table:style-name="Table1.13">
          <table:table-cell table:style-name="Table1.A36" office:value-type="string">
            <text:p text:style-name="P4">Treinamento</text:p>
          </table:table-cell>
          <table:table-cell table:style-name="Table1.B36" office:value-type="string">
            <text:p text:style-name="P6">Experiência na área de treinamento desde 1998</text:p>
            <text:p text:style-name="P6">Principais cursos ministrados: Conectiva Linux, Java,</text:p>
            <text:p text:style-name="P6">WebSphere Application Server v4/5, WebSphere</text:p>
            <text:p text:style-name="P6">Studio App Dev v5</text:p>
            <text:p text:style-name="P6">Elaboração de material de treinamento</text:p>
          </table:table-cell>
        </table:table-row>
        <table:table-row table:style-name="Table1.14">
          <table:table-cell table:style-name="Table1.A36" office:value-type="string">
            <text:p text:style-name="P4">Idiomas</text:p>
          </table:table-cell>
          <table:table-cell table:style-name="Table1.B36" office:value-type="string">
            <text:p text:style-name="P23">Inglês Fluente (leitura, escrita, conversação)</text:p>
            <text:p text:style-name="P6">Espanhol Regular (leitura)</text:p>
            <text:p text:style-name="P6">Alemão Iniciante (leitura, conversação)</text:p>
          </table:table-cell>
        </table:table-row>
        <table:table-row table:style-name="Table1.15">
          <table:table-cell table:style-name="Table1.A36" office:value-type="string">
            <text:p text:style-name="P4"/>
          </table:table-cell>
          <table:table-cell table:style-name="Table1.B32" office:value-type="string">
            <text:p text:style-name="P6"/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Experiência Profissional</text:p>
          </table:table-cell>
          <table:table-cell table:style-name="Table1.B36" office:value-type="string">
            <text:p text:style-name="P6"/>
          </table:table-cell>
        </table:table-row>
        <text:soft-page-break/>
        <table:table-row table:style-name="Table1.17">
          <table:table-cell table:style-name="Table1.A26" office:value-type="string">
            <text:p text:style-name="P11">IBM do Brasil</text:p>
            <text:p text:style-name="P13">Especialista em TI Sênior</text:p>
            <text:p text:style-name="P15">São Paulo, SP (Mar/2011 – atual)</text:p>
          </table:table-cell>
          <table:table-cell table:style-name="Table1.B36" office:value-type="string">
            <text:p text:style-name="P17">Consultor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17">Também foi alocado para projetos usando WSRR, Datapower e outras tecnologias adjacentes.</text:p>
          </table:table-cell>
        </table:table-row>
        <table:table-row table:style-name="Table1.18">
          <table:table-cell table:style-name="Table1.A26" office:value-type="string">
            <text:p text:style-name="P12">Cognizant Tech Solutions</text:p>
            <text:p text:style-name="P14">Senior Support Analyst</text:p>
            <text:p text:style-name="P15">São Paulo, SP (Nov/2009 – Mar/2011)</text:p>
          </table:table-cell>
          <table:table-cell table:style-name="Table1.B36" office:value-type="string">
            <text:p text:style-name="P17">Alocado em tempo integral na Avon Cosméticos do Brasil.</text:p>
            <text:p text:style-name="P17">Administrador de WebSphere App Server, v5, 6 e 7, em diferentes ambientes: Solaris, AIX, Linux &amp; Windows.</text:p>
            <text:p text:style-name="P17">Suporte a time de desenvolvimento onshore, near-shore e off-shore.</text:p>
            <text:p text:style-name="P17">Administração Linux e AIX.</text:p>
            <text:p text:style-name="P17">Automatização de administração de servidores em rede.</text:p>
          </table:table-cell>
        </table:table-row>
        <table:table-row table:style-name="Table1.19">
          <table:table-cell table:style-name="Table1.A26" office:value-type="string">
            <text:p text:style-name="P11">IBM do Brasil</text:p>
            <text:p text:style-name="P13">Especialista em TI Sênior</text:p>
            <text:p text:style-name="P13">Hortolândia, SP (Abr/2005 – Nov/2009)</text:p>
          </table:table-cell>
          <table:table-cell table:style-name="Table1.B36" office:value-type="string">
            <text:p text:style-name="P17">Suporte nível 3-4 para aplicações J2EE:</text:p>
            <text:p text:style-name="P17">● WebSphere Application Server v5.x, v6.x, v7</text:p>
            <text:p text:style-name="P17">● WebSphere Portal Server v6.0 &amp; v6.1</text:p>
            <text:p text:style-name="P17">● Suporte a desenvolvimento em projetos off-shore (EUA)</text:p>
            <text:p text:style-name="P17">● Admin Team Lead</text:p>
          </table:table-cell>
        </table:table-row>
        <table:table-row table:style-name="Table1.20">
          <table:table-cell table:style-name="Table1.A26" office:value-type="string">
            <text:p text:style-name="P11">Elosoft Informática LTDA</text:p>
            <text:p text:style-name="P13">Consultor J2EE</text:p>
            <text:p text:style-name="P13">Blumenau, SC (Mai/2004 – Abr/2005)</text:p>
          </table:table-cell>
          <table:table-cell table:style-name="Table1.B36" office:value-type="string">
            <text:p text:style-name="P17">Desenvolvimento de sistema J2EE utilizando</text:p>
            <text:p text:style-name="P17">tecnologia MDA</text:p>
          </table:table-cell>
        </table:table-row>
        <table:table-row table:style-name="Table1.21">
          <table:table-cell table:style-name="Table1.A26" office:value-type="string">
            <text:p text:style-name="P11">Instituto Brasileiro de</text:p>
            <text:p text:style-name="P11">Tecnologia Avançada (IBTA)</text:p>
            <text:p text:style-name="P13">Gerente de Programa de Formação</text:p>
            <text:p text:style-name="P13">São Paulo, SP (Dez/2002 – Mai/2004)</text:p>
          </table:table-cell>
          <table:table-cell table:style-name="Table1.B36" office:value-type="string">
            <text:p text:style-name="P17">Responsável pelas Áreas de Linux (parceria</text:p>
            <text:p text:style-name="P17">Conectiva), Java (parceria Sun), e-business (parceria</text:p>
            <text:p text:style-name="P17">IBM, incluindo WebSphere).</text:p>
            <text:p text:style-name="P17">Líder de equipe de 10 pessoas.</text:p>
            <text:p text:style-name="P17">Instrutor dos cursos (entre outros):</text:p>
            <text:p text:style-name="P26">● SUN - SL110 Prog. Java para Iniciantes;</text:p>
            <text:p text:style-name="P26">● SUN - SL275 Ling. de Prog. Java;</text:p>
            <text:p text:style-name="P26">● IBM - WF311 Des. de Servlet &amp; JSP – WSAD v5.x;</text:p>
            <text:p text:style-name="P26">● IBM - WF351 Des. de EJB – WSAD v5;</text:p>
            <text:p text:style-name="P26">● IBM - WF381 Adm. de WebSphere App Server v5</text:p>
            <text:p text:style-name="P17">Coordenador de Treinamentos Linux</text:p>
            <text:p text:style-name="P17">(Jun/2002 – Dez/2002)</text:p>
            <text:p text:style-name="P17">Instrutor e Conteudista Java e Linux</text:p>
            <text:p text:style-name="P17">(Dez/2001 – Jun/2002)</text:p>
          </table:table-cell>
        </table:table-row>
        <table:table-row table:style-name="Table1.22">
          <table:table-cell table:style-name="Table1.A26" office:value-type="string">
            <text:p text:style-name="P11">Spectrum Engenharia LTDA</text:p>
            <text:p text:style-name="P13">Analista Pleno</text:p>
            <text:p text:style-name="P13">São Paulo, SP (Abr/2001 - Nov/2001)</text:p>
          </table:table-cell>
          <table:table-cell table:style-name="Table1.B36" office:value-type="string">
            <text:p text:style-name="P17">Integração de sistemas Open-Source para revenda.</text:p>
            <text:p text:style-name="P17">Desenvolvimento J2EE, em plataforma WebLogic.</text:p>
          </table:table-cell>
        </table:table-row>
        <table:table-row table:style-name="Table1.23">
          <table:table-cell table:style-name="Table1.A26" office:value-type="string">
            <text:p text:style-name="P11">SQA</text:p>
            <text:p text:style-name="P13">Programador J2EE</text:p>
            <text:p text:style-name="P13">São Paulo, SP (Abr/2000 – Mar/2001)</text:p>
          </table:table-cell>
          <table:table-cell table:style-name="Table1.B36" office:value-type="string">
            <text:p text:style-name="P17">Desenvolvimento de soluções J2EE utilizando</text:p>
            <text:p text:style-name="P17">plataforma Inprise (atual Borland)</text:p>
          </table:table-cell>
        </table:table-row>
        <table:table-row table:style-name="Table1.24">
          <table:table-cell table:style-name="Table1.A26" office:value-type="string">
            <text:p text:style-name="P11">Luz Engenharia Financeira</text:p>
            <text:p text:style-name="P13">Programador Delphi e Java</text:p>
            <text:p text:style-name="P13">São Paulo, SP (Out/1999 – Mar/2000)</text:p>
          </table:table-cell>
          <table:table-cell table:style-name="Table1.B36" office:value-type="string">
            <text:p text:style-name="P17">Desenvolvimento de sistema de análise de risco para</text:p>
            <text:p text:style-name="P17">mercado financeiro.</text:p>
          </table:table-cell>
        </table:table-row>
        <text:soft-page-break/>
        <table:table-row table:style-name="Table1.25">
          <table:table-cell table:style-name="Table1.A26" office:value-type="string">
            <text:p text:style-name="P11">Laboratório de Sistemas</text:p>
            <text:p text:style-name="P11">Integráveis (LSI-EPUSP)</text:p>
            <text:p text:style-name="P5">Administrador de Sistemas</text:p>
            <text:p text:style-name="P13">São Paulo-SP (Fev/1994 – Out/1999)</text:p>
          </table:table-cell>
          <table:table-cell table:style-name="Table1.B36" office:value-type="string">
            <text:p text:style-name="P18">Administrador de Sistemas, Redes e Segurança, ambientes</text:p>
            <text:p text:style-name="P18">Solaris, IRIX, AIX, Linux (Jun/96 – Out/99)</text:p>
            <text:p text:style-name="P18">Instrutor de Unix – LSI (1997-1999)</text:p>
            <text:p text:style-name="P18">Instrutor de IRIX (Convênio Silicon Graphics do Brasil)</text:p>
            <text:p text:style-name="P18">(1997-1998)</text:p>
            <text:p text:style-name="P18">Estagiário - Desenv. de sistemas de computação paralela</text:p>
            <text:p text:style-name="P18">(Fev/1994 – Jun/1996)</text:p>
          </table:table-cell>
        </table:table-row>
        <table:table-row table:style-name="Table1.26">
          <table:table-cell table:style-name="Table1.A26" office:value-type="string">
            <text:p text:style-name="P11"/>
          </table:table-cell>
          <table:table-cell table:style-name="Table1.B32" office:value-type="string">
            <text:p text:style-name="P16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32" office:value-type="string">
            <text:p text:style-name="P9"/>
          </table:table-cell>
        </table:table-row>
        <table:table-row table:style-name="Table1.28">
          <table:table-cell table:style-name="Table1.A29" office:value-type="string">
            <text:p text:style-name="P11">Sociedade de Usuários Java</text:p>
            <text:p text:style-name="P11">(SouJava)</text:p>
            <text:p text:style-name="P1"><text:a xlink:type="simple" xlink:href="http://www.soujava.org.br/"><text:span text:style-name="T2">http://www.soujava.org.br/</text:span></text:a></text:p>
            <text:p text:style-name="P13">Organizador</text:p>
            <text:p text:style-name="P13">São Paulo, SP (Out/1998 – Jul/2002)</text:p>
          </table:table-cell>
          <table:table-cell table:style-name="Table1.B32" office:value-type="string">
            <text:p text:style-name="P17">Administração e suporte em eventos</text:p>
            <text:p text:style-name="P17">Administração do servidor www.soujava.org.br. (Solaris)</text:p>
          </table:table-cell>
        </table:table-row>
        <table:table-row table:style-name="Table1.29">
          <table:table-cell table:style-name="Table1.A29" office:value-type="string">
            <text:p text:style-name="P11">São Paulo Perl Mongers</text:p>
            <text:p text:style-name="P1"><text:a xlink:type="simple" xlink:href="http://sao-paulo.pm.org/"><text:span text:style-name="T2">http://sao-paulo.pm.org/</text:span></text:a></text:p>
            <text:p text:style-name="P13">São Paulo, SP (Mai/2008 – atual)</text:p>
          </table:table-cell>
          <table:table-cell table:style-name="Table1.B32" office:value-type="string">
            <text:p text:style-name="P17">Atual líder do grupo, desde Maio/2011.</text:p>
            <text:p text:style-name="P17">Participação ativa na lista de discussão</text:p>
            <text:p text:style-name="P17">Manutenção do site da SP-PM</text:p>
            <text:p text:style-name="P19"><text:span text:style-name="T4">Projeto OpenData-BR (</text:span><text:a xlink:type="simple" xlink:href="http://www.opendatabr.org/"><text:span text:style-name="T4">www.opendatabr.org</text:span></text:a><text:span text:style-name="T4">)</text:span></text:p>
            <text:p text:style-name="P19"><text:span text:style-name="T4">Módulos no CPAN (</text:span><text:a xlink:type="simple" xlink:href="http://search.cpan.org/~russoz/"><text:span text:style-name="T4">http://search.cpan.org/~russoz/</text:span></text:a><text:span text:style-name="T4">)</text:span></text:p>
          </table:table-cell>
        </table:table-row>
        <table:table-row table:style-name="Table1.30">
          <table:table-cell table:style-name="Table1.A36" office:value-type="string">
            <text:p text:style-name="P2"/>
          </table:table-cell>
          <table:table-cell table:style-name="Table1.B32" office:value-type="string">
            <text:p text:style-name="P10"/>
          </table:table-cell>
        </table:table-row>
        <table:table-row table:style-name="Table1.1">
          <table:table-cell table:style-name="Table1.A31" office:value-type="string">
            <text:p text:style-name="P3">Certificações</text:p>
          </table:table-cell>
          <table:table-cell table:style-name="Table1.B36" office:value-type="string">
            <text:p text:style-name="P6">IBM Certified System Administrator – WAS ND 6.0</text:p>
            <text:p text:style-name="P9">Obtida em 29 de novembro de 2005</text:p>
            <text:p text:style-name="P10"/>
            <text:p text:style-name="P6">Application Dev. with IBM WebSphere Studio, V5.0</text:p>
            <text:p text:style-name="P9">Obtida em 18 de Março de 2004</text:p>
            <text:p text:style-name="P9"/>
            <text:p text:style-name="P6">Sun Certified Web Component Dev. for J2EE 1.3</text:p>
            <text:p text:style-name="P9">Obtida em 19 de Março de 2004</text:p>
            <text:p text:style-name="P9"/>
            <text:p text:style-name="P6">Sun Certified Java Programmer for Java 1.4</text:p>
            <text:p text:style-name="P9">Obtida em 31 de Julho de 2003</text:p>
            <text:p text:style-name="P9"/>
            <text:p text:style-name="P6">Linux Professional Institute Certification Level 2</text:p>
            <text:p text:style-name="P9">Obtida em 30 de Junho de 2003</text:p>
            <text:p text:style-name="P9"/>
            <text:p text:style-name="P8">Linux Professional Institute Certification Level 1</text:p>
            <text:p text:style-name="P9">Obtida em 23 de Outubro de 2002</text:p>
          </table:table-cell>
        </table:table-row>
        <table:table-row table:style-name="Table1.32">
          <table:table-cell table:style-name="Table1.A36" office:value-type="string">
            <text:p text:style-name="P2"/>
          </table:table-cell>
          <table:table-cell table:style-name="Table1.B3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Formação Acadêmica</text:p>
          </table:table-cell>
          <table:table-cell table:style-name="Table1.B36" office:value-type="string">
            <text:p text:style-name="P6"/>
          </table:table-cell>
        </table:table-row>
        <table:table-row table:style-name="Table1.34">
          <table:table-cell table:style-name="Table1.A36" office:value-type="string">
            <text:p text:style-name="P4">Superior Completo</text:p>
          </table:table-cell>
          <table:table-cell table:style-name="Table1.B36" office:value-type="string">
            <text:p text:style-name="P6">Gestão de Negócios na Pequena e Média Empresa</text:p>
            <text:p text:style-name="P9">Universidade Anhembi-Morumbi, São Paulo, SP</text:p>
          </table:table-cell>
        </table:table-row>
        <table:table-row table:style-name="Table1.35">
          <table:table-cell table:style-name="Table1.A36" office:value-type="string">
            <text:p text:style-name="P4">Superior Incompleto</text:p>
          </table:table-cell>
          <table:table-cell table:style-name="Table1.B36" office:value-type="string">
            <text:p text:style-name="P23">Ciência da Computação</text:p>
            <text:p text:style-name="P9">Instituto de Matemática e Estatística da USP, São Paulo, SP</text:p>
          </table:table-cell>
        </table:table-row>
        <table:table-row table:style-name="Table1.36">
          <table:table-cell table:style-name="Table1.A36" office:value-type="string">
            <text:p text:style-name="P4">2<text:span text:style-name="T3">o.</text:span> grau</text:p>
          </table:table-cell>
          <table:table-cell table:style-name="Table1.B36" office:value-type="string">
            <text:p text:style-name="P24">Colégio Marista de Brasília, Brasília, DF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initial-creator>Alexei Znamensky</meta:initial-creator>
    <meta:creation-date>2008-11-28T20:23:56</meta:creation-date>
    <dc:creator>Alexei Znamensky</dc:creator>
    <dc:date>2012-04-14T12:13:00</dc:date>
    <meta:editing-cycles>30</meta:editing-cycles>
    <meta:editing-duration>PT7H38M26S</meta:editing-duration>
    <meta:document-statistic meta:table-count="1" meta:image-count="0" meta:object-count="0" meta:page-count="3" meta:paragraph-count="155" meta:word-count="782" meta:character-count="5244" meta:non-whitespace-character-count="4616"/>
    <meta:user-defined meta:name="Info 1"/>
    <meta:user-defined meta:name="Info 2"/>
    <meta:user-defined meta:name="Info 3"/>
    <meta:user-defined meta:name="Info 4"/>
  </office:meta>
</office:document-meta>
</file>